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7.0868in" table:align="margins" style:writing-mode="lr-tb"/>
    </style:style>
    <style:style style:name="Table5.A" style:family="table-column">
      <style:table-column-properties style:column-width="3.5431in" style:rel-column-width="32764*"/>
    </style:style>
    <style:style style:name="Table5.B" style:family="table-column">
      <style:table-column-properties style:column-width="3.5438in" style:rel-column-width="3277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B1" style:family="table-cell">
      <style:table-cell-properties fo:padding="0in" fo:border="none"/>
    </style:style>
    <style:style style:name="Table1" style:family="table">
      <style:table-properties style:width="7.102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0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A13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1799in" fo:margin-left="0in" table:align="left" style:writing-mode="lr-tb"/>
    </style:style>
    <style:style style:name="Table2.A" style:family="table-column">
      <style:table-column-properties style:column-width="3.6208in"/>
    </style:style>
    <style:style style:name="Table2.B" style:family="table-column">
      <style:table-column-properties style:column-width="3.559in"/>
    </style:style>
    <style:style style:name="Table2.1" style:family="table-row">
      <style:table-row-properties style:min-row-height="0.8076in" fo:keep-together="auto"/>
    </style:style>
    <style:style style:name="Table2.A1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3125in" fo:keep-together="auto"/>
    </style:style>
    <style:style style:name="Table2.A2" style:family="table-cell">
      <style:table-cell-properties style:vertical-align="top" fo:padding="0in" fo:border="none" style:writing-mode="lr-tb"/>
    </style:style>
    <style:style style:name="Table2.B2" style:family="table-cell">
      <style:table-cell-properties style:vertical-align="top" fo:padding="0in" fo:border="none" style:writing-mode="lr-tb"/>
    </style:style>
    <style:style style:name="Table3" style:family="table">
      <style:table-properties style:width="7.102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01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A13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1146in" fo:margin-left="-0.075in" table:align="left" style:writing-mode="lr-tb"/>
    </style:style>
    <style:style style:name="Table4.A" style:family="table-column">
      <style:table-column-properties style:column-width="3.6188in"/>
    </style:style>
    <style:style style:name="Table4.B" style:family="table-column">
      <style:table-column-properties style:column-width="3.4958in"/>
    </style:style>
    <style:style style:name="Table4.1" style:family="table-row">
      <style:table-row-properties style:min-row-height="1.6667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59in" fo:keep-together="auto"/>
    </style:style>
    <style:style style:name="P1" style:family="paragraph" style:parent-style-name="Footer">
      <style:paragraph-properties fo:text-align="end" style:justify-single-word="false"/>
      <style:text-properties style:font-name="Times New Roman"/>
    </style:style>
    <style:style style:name="P2" style:family="paragraph" style:parent-style-name="Standard">
      <style:paragraph-properties fo:hyphenation-ladder-count="no-limit" style:snap-to-layout-grid="false"/>
      <style:text-properties fo:color="#000000" style:font-name="Times New Roman" fo:font-size="10pt" fo:language="ru" fo:country="RU" fo:font-weight="bold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 style:snap-to-layout-grid="false"/>
      <style:text-properties fo:color="#000000" style:font-name="Times New Roman" fo:font-size="10pt" fo:language="ru" fo:country="RU" fo:font-weight="bold" officeooo:rsid="0007b590" officeooo:paragraph-rsid="001f7567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snap-to-layout-grid="false"/>
      <style:text-properties fo:color="#000000" style:font-name="Times New Roman" fo:font-size="10pt" fo:language="ru" fo:country="RU" fo:font-weight="bold" officeooo:rsid="0007b590" officeooo:paragraph-rsid="0007b590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snap-to-layout-grid="false"/>
      <style:text-properties fo:color="#000000" style:font-name="Times New Roman" fo:font-size="10pt" fo:language="ru" fo:country="RU" fo:font-weight="bold" officeooo:rsid="0022ab8a" officeooo:paragraph-rsid="001f7567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fo:color="#000000" style:font-name="Times New Roman" fo:font-size="10pt" fo:language="ru" fo:country="RU" fo:font-weight="bold" officeooo:rsid="0022ab8a" officeooo:paragraph-rsid="0007b590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7" style:family="paragraph" style:parent-style-name="Standard">
      <style:text-properties fo:color="#000000" style:font-name="Times New Roman" fo:font-size="10.5pt" fo:language="ru" fo:country="RU" style:font-name-asian="Calibri" style:font-size-asian="10.5pt" style:language-asian="zh" style:country-asian="CN" style:font-name-complex="Times New Roman" style:font-size-complex="10.5pt" style:language-complex="ar" style:country-complex="SA"/>
    </style:style>
    <style:style style:name="P8" style:family="paragraph" style:parent-style-name="Standard">
      <style:paragraph-properties fo:margin-top="0.1945in" fo:margin-bottom="0.1945in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1945in" fo:margin-bottom="0.1945in" style:contextual-spacing="false" fo:line-height="100%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1bcf73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.1945in" fo:margin-bottom="0.1945in" style:contextual-spacing="false" fo:line-height="100%" fo:text-align="justify" style:justify-single-word="false" fo:hyphenation-ladder-count="no-limit" style:text-autospace="none" style:snap-to-layout-grid="false"/>
      <style:text-properties fo:color="#000000" style:font-name="Times New Roman" fo:font-size="10.5pt" officeooo:paragraph-rsid="0019e567" style:font-size-asian="10.5pt" style:font-name-complex="Times New Roman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12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top="0.1945in" fo:margin-bottom="0.1945in" style:contextual-spacing="false" fo:line-height="100%" fo:text-align="center" style:justify-single-word="false" fo:break-before="pag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14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252in" style:auto-text-indent="false"/>
    </style:style>
    <style:style style:name="P15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252in" style:auto-text-indent="false"/>
      <style:text-properties fo:color="#000000" style:font-name="Times New Roman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 style:text-autospace="none" style:snap-to-layout-grid="false"/>
      <style:text-properties style:font-name="Times New Roman" fo:font-size="10pt" fo:language="en" fo:country="US" officeooo:rsid="0007b590" officeooo:paragraph-rsid="0007b590" style:font-size-asian="10pt" style:font-name-complex="Times New Roman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 style:text-autospace="none" style:snap-to-layout-grid="false"/>
      <style:text-properties style:font-name="Times New Roman" fo:font-size="10pt" officeooo:rsid="0007b590" officeooo:paragraph-rsid="0007b590" style:font-size-asian="10pt" style:font-name-complex="Times New Roman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 style:text-autospace="none" style:snap-to-layout-grid="false"/>
      <style:text-properties style:font-name="Times New Roman" fo:font-size="10pt" officeooo:rsid="0020d149" officeooo:paragraph-rsid="0020d149" style:font-size-asian="10pt" style:font-name-complex="Times New Roman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style:snap-to-layout-grid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 style:text-autospace="none" style:snap-to-layout-grid="fals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 style:text-autospace="none" style:snap-to-layout-grid="false"/>
      <style:text-properties fo:color="#000000" style:font-name="Times New Roman" fo:font-size="10pt" fo:language="ru" fo:country="RU" fo:font-weight="bold" officeooo:rsid="0020083a" officeooo:paragraph-rsid="0020083a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07b590" style:font-size-asian="10.5pt" style:language-asian="ru" style:country-asian="RU" style:font-name-complex="Times New Roman" style:font-size-complex="10.5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07b590" style:font-size-asian="10.5pt" style:language-asian="ru" style:country-asian="RU" style:font-name-complex="Times New Roman" style:font-size-complex="10.5pt"/>
    </style:style>
    <style:style style:name="P25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07b590" style:font-name-asian="Times New Roman" style:font-size-asian="10.5pt" style:language-asian="ru" style:country-asian="RU" style:font-name-complex="Times New Roman" style:font-size-complex="10.5pt"/>
    </style:style>
    <style:style style:name="P26" style:family="paragraph" style:parent-style-name="Standard">
      <style:paragraph-properties fo:margin-top="0in" fo:margin-bottom="0in" style:contextual-spacing="false" style:line-height-at-least="0.139in" style:snap-to-layout-grid="false"/>
      <style:text-properties officeooo:paragraph-rsid="0007b590"/>
    </style:style>
    <style:style style:name="P27" style:family="paragraph" style:parent-style-name="Standard">
      <style:paragraph-properties fo:margin-top="0in" fo:margin-bottom="0in" style:contextual-spacing="false" style:line-height-at-least="0.139in"/>
      <style:text-properties officeooo:paragraph-rsid="0007b590"/>
    </style:style>
    <style:style style:name="P28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29" style:family="paragraph" style:parent-style-name="Standard">
      <style:paragraph-properties fo:margin-left="-0.002in" fo:margin-right="-0.3665in" fo:margin-top="0in" fo:margin-bottom="0in" style:contextual-spacing="false" fo:text-align="start" style:justify-single-word="false" fo:orphans="0" fo:widows="0" fo:hyphenation-ladder-count="no-limit" fo:text-indent="0in" style:auto-text-indent="false" style:text-autospace="none" style:snap-to-layout-grid="false"/>
      <style:text-properties style:font-name="Times New Roman" fo:font-size="10pt" fo:language="en" fo:country="US" officeooo:rsid="0007b590" officeooo:paragraph-rsid="0007b590" style:font-size-asian="10pt" style:font-name-complex="Times New Roman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left="-0.002in" fo:margin-right="-0.3874in" fo:margin-top="0in" fo:margin-bottom="0in" style:contextual-spacing="false" fo:text-align="start" style:justify-single-word="false" fo:orphans="0" fo:widows="0" fo:hyphenation-ladder-count="no-limit" fo:text-indent="0in" style:auto-text-indent="false" style:text-autospace="none" style:snap-to-layout-grid="false"/>
      <style:text-properties style:font-name="Times New Roman" fo:font-size="10pt" officeooo:rsid="001d2082" officeooo:paragraph-rsid="001d2082" style:font-size-asian="10pt" style:font-name-complex="Times New Roman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-0.002in" fo:margin-right="-0.3874in" fo:margin-top="0in" fo:margin-bottom="0in" style:contextual-spacing="false" fo:text-align="start" style:justify-single-word="false" fo:orphans="0" fo:widows="0" fo:hyphenation-ladder-count="no-limit" fo:text-indent="0in" style:auto-text-indent="false" style:text-autospace="none" style:snap-to-layout-grid="false"/>
      <style:text-properties style:font-name="Times New Roman" fo:font-size="10pt" officeooo:rsid="001d2082" officeooo:paragraph-rsid="001dccdd" style:font-size-asian="10pt" style:font-name-complex="Times New Roman" style:font-size-complex="10pt" fo:hyphenate="false" fo:hyphenation-remain-char-count="2" fo:hyphenation-push-char-count="2"/>
    </style:style>
    <style:style style:name="P32" style:family="paragraph" style:parent-style-name="Абзац_20_списка">
      <style:paragraph-properties fo:margin-left="0.0083in" fo:margin-right="0.05in" fo:margin-top="0in" fo:margin-bottom="0in" style:contextual-spacing="false" fo:line-height="100%" fo:text-align="start" style:justify-single-word="false" fo:text-indent="0in" style:auto-text-indent="false" style:snap-to-layout-grid="fals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3" style:family="paragraph" style:parent-style-name="Абзац_20_списка">
      <style:paragraph-properties fo:margin-left="0.0083in" fo:margin-right="0.05in" fo:margin-top="0in" fo:margin-bottom="0in" style:contextual-spacing="false" fo:line-height="100%" fo:text-align="center" style:justify-single-word="false" fo:text-indent="0in" style:auto-text-indent="false" style:snap-to-layout-grid="false"/>
      <style:text-properties fo:color="#000000" style:font-name="Times New Roman" fo:font-size="10pt" fo:font-weight="bold" officeooo:paragraph-rsid="001f7567" style:font-size-asian="10pt" style:font-weight-asian="bold" style:font-name-complex="Times New Roman" style:font-size-complex="10pt" style:font-weight-complex="bold"/>
    </style:style>
    <style:style style:name="P34" style:family="paragraph" style:parent-style-name="Абзац_20_списка">
      <style:paragraph-properties fo:margin-left="0.0083in" fo:margin-right="0.05in" fo:margin-top="0in" fo:margin-bottom="0in" style:contextual-spacing="false" fo:line-height="100%" fo:text-align="center" style:justify-single-word="false" fo:text-indent="0in" style:auto-text-indent="false" style:snap-to-layout-grid="false"/>
      <style:text-properties fo:color="#000000" style:font-name="Times New Roman" fo:font-size="10pt" officeooo:paragraph-rsid="001f7567" style:font-size-asian="10pt" style:font-name-complex="Times New Roman" style:font-size-complex="10pt"/>
    </style:style>
    <style:style style:name="P35" style:family="paragraph" style:parent-style-name="Содержимое_20_таблицы">
      <style:paragraph-properties fo:margin-left="0.0083in" fo:margin-right="0.05in" fo:margin-top="0.0008in" fo:margin-bottom="0.0008in" style:contextual-spacing="false" fo:line-height="100%" fo:text-align="start" style:justify-single-word="false" fo:hyphenation-ladder-count="no-limit" fo:text-indent="0in" style:auto-text-indent="false" style:text-autospace="none" style:snap-to-layout-grid="false"/>
      <style:text-properties fo:color="#000000" style:font-name="Times New Roman" fo:font-size="10.5pt" fo:font-weight="normal" officeooo:paragraph-rsid="0007b590" style:font-size-asian="10.5pt" style:font-weight-asian="normal" style:font-name-complex="Times New Roman" style:font-size-complex="10.5pt" style:font-weight-complex="normal" fo:hyphenate="false" fo:hyphenation-remain-char-count="2" fo:hyphenation-push-char-count="2"/>
    </style:style>
    <style:style style:name="P36" style:family="paragraph" style:parent-style-name="Содержимое_20_таблицы">
      <style:paragraph-properties fo:margin-left="0.0083in" fo:margin-right="0.05in" fo:margin-top="0.0008in" fo:margin-bottom="0.0008in" style:contextual-spacing="false" fo:line-height="100%" fo:text-align="justify" style:justify-single-word="false" fo:hyphenation-ladder-count="no-limit" fo:text-indent="0in" style:auto-text-indent="false" style:text-autospace="none" style:snap-to-layout-grid="false"/>
      <style:text-properties fo:color="#000000" style:font-name="Times New Roman" fo:font-size="10.5pt" fo:font-weight="bold" officeooo:paragraph-rsid="0007b590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7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07b590" style:font-size-asian="10.5pt" style:font-name-complex="Times New Roman" style:font-size-complex="10.5pt" fo:hyphenate="false" fo:hyphenation-remain-char-count="2" fo:hyphenation-push-char-count="2"/>
    </style:style>
    <style:style style:name="P38" style:family="paragraph" style:parent-style-name="Text_20_body">
      <style:text-properties fo:color="#000000" style:font-name="Times New Roman" fo:font-size="10pt" fo:language="ru" fo:country="RU" fo:font-weight="normal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Text_20_body">
      <style:paragraph-properties fo:text-align="end" style:justify-single-word="false"/>
      <style:text-properties fo:color="#000000" style:font-name="Times New Roman" fo:font-size="10pt" fo:language="ru" fo:country="RU" fo:font-weight="normal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P40" style:family="paragraph" style:parent-style-name="Standard">
      <style:paragraph-properties fo:margin-top="0.0902in" fo:margin-bottom="0.0902in" style:contextual-spacing="false" fo:line-height="100%" fo:text-align="justify" style:justify-single-word="false"/>
    </style:style>
    <style:style style:name="P41" style:family="paragraph" style:parent-style-name="Standard">
      <style:paragraph-properties fo:margin-top="0.0902in" fo:margin-bottom="0.0902in" style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42" style:family="paragraph" style:parent-style-name="Standard">
      <style:paragraph-properties fo:margin-top="0.0902in" fo:margin-bottom="0.0902in" style:contextual-spacing="false" fo:line-height="100%" fo:text-align="justify" style:justify-single-word="false"/>
      <style:text-properties fo:color="#000000" style:font-name="Times New Roman" fo:font-size="10pt" fo:font-weight="normal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P43" style:family="paragraph" style:parent-style-name="Standard" style:master-page-name="Standard">
      <style:paragraph-properties fo:margin-top="0in" fo:margin-bottom="0.1945in" style:contextual-spacing="false" fo:line-height="100%" fo:text-align="center" style:justify-single-word="false" style:page-number="auto"/>
      <style:text-properties fo:color="#000000"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 style:text-autospace="none" style:snap-to-layout-grid="false"/>
      <style:text-properties style:font-name="Times New Roman" fo:font-size="10pt" officeooo:rsid="00217ed1" officeooo:paragraph-rsid="00217ed1" style:font-size-asian="10pt" style:font-name-complex="Times New Roman" style:font-size-complex="10pt" fo:hyphenate="false" fo:hyphenation-remain-char-count="2" fo:hyphenation-push-char-count="2"/>
    </style:style>
    <style:style style:name="T1" style:family="text"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2" style:family="text">
      <style:text-properties style:font-name="Times New Roman" fo:font-size="10pt" fo:font-weight="bold" officeooo:rsid="0007b590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3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4" style:family="text">
      <style:text-properties style:font-name="Times New Roman" fo:font-size="10pt" officeooo:rsid="000e65bb" style:font-name-asian="Times New Roman" style:font-size-asian="10pt" style:language-asian="ru" style:country-asian="RU" style:font-name-complex="Times New Roman" style:font-size-complex="10pt"/>
    </style:style>
    <style:style style:name="T5" style:family="text">
      <style:text-properties style:font-name="Times New Roman" fo:font-size="10pt" fo:letter-spacing="-0.002in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6" style:family="text">
      <style:text-properties fo:color="#000000"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/>
    </style:style>
    <style:style style:name="T7" style:family="text">
      <style:text-properties fo:color="#000000"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8" style:family="text">
      <style:text-properties fo:color="#000000" style:font-name="Times New Roman" fo:font-size="10pt" fo:font-weight="bold" officeooo:rsid="0007b590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9" style:family="text">
      <style:text-properties fo:color="#000000" style:font-name="Times New Roman" fo:font-size="10pt" fo:font-weight="bold" officeooo:rsid="000e65bb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10" style:family="text">
      <style:text-properties fo:color="#000000" style:font-name="Times New Roman" fo:font-size="10pt" fo:font-weight="bold" officeooo:rsid="001f5267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11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2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13" style:family="text">
      <style:text-properties fo:color="#000000" style:font-name="Times New Roman" fo:font-size="10pt" fo:font-style="italic" fo:font-weight="normal" style:font-name-asian="Times New Roman" style:font-size-asian="10pt" style:language-asian="ru" style:country-asian="RU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font-name="Times New Roman" fo:font-size="10pt" fo:font-style="italic" style:font-name-asian="Times New Roman" style:font-size-asian="10pt" style:language-asian="ru" style:country-asian="RU" style:font-style-asian="italic" style:font-name-complex="Times New Roman" style:font-size-complex="10pt" style:font-style-complex="italic"/>
    </style:style>
    <style:style style:name="T15" style:family="text">
      <style:text-properties fo:color="#000000"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16" style:family="text">
      <style:text-properties fo:color="#000000" style:font-name="Times New Roman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T17" style:family="text">
      <style:text-properties fo:color="#000000" style:font-name="Times New Roman" fo:font-size="10pt" fo:font-weight="normal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T18" style:family="text">
      <style:text-properties fo:color="#000000" style:font-name="Times New Roman" fo:font-size="10pt" fo:font-weight="normal" officeooo:rsid="0007b590" style:font-name-asian="Times New Roman" style:font-size-asian="10pt" style:language-asian="ru" style:country-asian="RU" style:font-weight-asian="normal" style:font-name-complex="Times New Roman" style:font-size-complex="10pt" style:font-weight-complex="normal"/>
    </style:style>
    <style:style style:name="T19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20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21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22" style:family="text">
      <style:text-properties officeooo:rsid="0007b590"/>
    </style:style>
    <style:style style:name="T23" style:family="text">
      <style:text-properties officeooo:rsid="002162d3"/>
    </style:style>
    <style:style style:name="T24" style:family="text">
      <style:text-properties fo:font-weight="bold" officeooo:rsid="000e65bb" style:font-name-asian="Times New Roman" style:language-asian="ru" style:country-asian="RU" style:font-weight-asian="bold" style:font-weight-complex="bold"/>
    </style:style>
    <style:style style:name="T25" style:family="text">
      <style:text-properties fo:font-weight="bold" officeooo:rsid="002162d3" style:font-name-asian="Times New Roman" style:language-asian="ru" style:country-asian="RU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Договор купли-продажи автомобиля № <text:span text:style-name="T22">[client.id]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г. Владимир</text:p>
          </table:table-cell>
          <table:table-cell table:style-name="Table5.B1" office:value-type="string">
            <text:p text:style-name="P39">от [client.doc_date] г.</text:p>
          </table:table-cell>
        </table:table-row>
      </table:table>
      <text:p text:style-name="P8"><text:span text:style-name="T1"><text:tab/></text:span><text:span text:style-name="T17">Общество с ограниченной ответственностью «Авангард», в лице директора </text:span><text:span text:style-name="T1">Кутанова Андрея Александровича</text:span><text:span text:style-name="T17">, действующего на основании Устава, а также во исполнение договора поручения № </text:span><text:span text:style-name="T18">[client.comm_id]</text:span><text:span text:style-name="T17"> от </text:span><text:span text:style-name="T18">[client.comm_date]</text:span><text:span text:style-name="T17"> г., заключенного с </text:span><text:span text:style-name="T8">[client.comm_full_name]</text:span><text:span text:style-name="T17"> (далее именуется – Собственник), именуемое в дальнейшем «</text:span><text:span text:style-name="T13">Продавец»</text:span><text:span text:style-name="T17">, с одной стороны, и </text:span><text:span text:style-name="T9">[client.buyer_full_name]</text:span><text:span text:style-name="T17"> , именуемый в дальнейшем «</text:span><text:span text:style-name="T13">Покупатель»</text:span><text:span text:style-name="T17">, с другой стороны, заключили настоящий договор о нижеследующем:</text:span></text:p>
      <text:p text:style-name="P14"><text:span text:style-name="T1">1. </text:span><text:span text:style-name="T7">Предмет договора:</text:span></text:p>
      <text:p text:style-name="P15">Продавец от имени Собственника обязуется передать в собственность, а Покупатель обязуется принять и оплатить автомобиль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2">Марка</text:span><text:span text:style-name="T11"> </text:span><text:span text:style-name="T12">автомобиля</text:span></text:p>
          </table:table-cell>
          <table:table-cell table:style-name="Table1.B1" office:value-type="string">
            <text:p text:style-name="P17">[client.car_model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Идентификационный</text:span><text:span text:style-name="T11"> </text:span><text:span text:style-name="T12">номер</text:span><text:span text:style-name="T11"> </text:span><text:span text:style-name="T12">(</text:span><text:span text:style-name="T16">VIN</text:span><text:span text:style-name="T12">)</text:span></text:p>
          </table:table-cell>
          <table:table-cell table:style-name="Table1.B1" office:value-type="string">
            <text:p text:style-name="P17">[client.car_vin]</text:p>
          </table:table-cell>
        </table:table-row>
        <table:table-row table:style-name="Table1.1">
          <table:table-cell table:style-name="Table1.A1" office:value-type="string">
            <text:p text:style-name="P21">Тип</text:p>
          </table:table-cell>
          <table:table-cell table:style-name="Table1.B1" office:value-type="string">
            <text:p text:style-name="P18">[client.car_body_type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Год</text:span><text:span text:style-name="T11"> </text:span><text:span text:style-name="T12">выпуска</text:span></text:p>
          </table:table-cell>
          <table:table-cell table:style-name="Table1.B1" office:value-type="string">
            <text:p text:style-name="P18">[client.car_year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Двигатель</text:span><text:span text:style-name="T11"> №</text:span></text:p>
          </table:table-cell>
          <table:table-cell table:style-name="Table1.B1" office:value-type="string">
            <text:p text:style-name="P29">[client.car_engine_number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Шасси</text:span><text:span text:style-name="T11"> №</text:span></text:p>
          </table:table-cell>
          <table:table-cell table:style-name="Table1.B1" office:value-type="string">
            <text:p text:style-name="P18">[client.car_chassis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Кузов</text:span><text:span text:style-name="T11"> №</text:span></text:p>
          </table:table-cell>
          <table:table-cell table:style-name="Table1.B1" office:value-type="string">
            <text:p text:style-name="P18">[client.car_body_number]</text:p>
          </table:table-cell>
        </table:table-row>
        <table:table-row table:style-name="Table1.1">
          <table:table-cell table:style-name="Table1.A1" office:value-type="string">
            <text:p text:style-name="P21">Цвет</text:p>
          </table:table-cell>
          <table:table-cell table:style-name="Table1.B1" office:value-type="string">
            <text:p text:style-name="P30">[client.car_color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Мощность</text:span><text:span text:style-name="T11"> </text:span><text:span text:style-name="T12">двигателя,</text:span><text:span text:style-name="T11"> </text:span><text:span text:style-name="T12">л.с.</text:span></text:p>
          </table:table-cell>
          <table:table-cell table:style-name="Table1.B1" office:value-type="string">
            <text:p text:style-name="P18">[client.car_HP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Рабочий</text:span><text:span text:style-name="T11"> </text:span><text:span text:style-name="T12">объем</text:span><text:span text:style-name="T11"> </text:span><text:span text:style-name="T12">двигателя,</text:span><text:span text:style-name="T11"> </text:span><text:span text:style-name="T12">см3</text:span></text:p>
          </table:table-cell>
          <table:table-cell table:style-name="Table1.B1" office:value-type="string">
            <text:p text:style-name="P18">[client.car_engine_volume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Паспорт</text:span><text:span text:style-name="T11"> </text:span><text:span text:style-name="T12">ТС</text:span><text:span text:style-name="T11"> </text:span><text:span text:style-name="T12">(серия,</text:span><text:span text:style-name="T11"> </text:span><text:span text:style-name="T12">номер)</text:span></text:p>
          </table:table-cell>
          <table:table-cell table:style-name="Table1.B1" office:value-type="string">
            <text:p text:style-name="P18">[client.car_PTS]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Выдан</text:span><text:span text:style-name="T11"> </text:span></text:p>
          </table:table-cell>
          <table:table-cell table:style-name="Table1.B1" office:value-type="string">
            <text:p text:style-name="P18">[client.car_PTS_issuer] [client.car_PTS_issue_date]</text:p>
          </table:table-cell>
        </table:table-row>
        <table:table-row table:style-name="Table1.13">
          <table:table-cell table:style-name="Table1.A13" office:value-type="string">
            <text:p text:style-name="P22">Свидетельство о регистрации ТС</text:p>
          </table:table-cell>
          <table:table-cell table:style-name="Table1.B14" office:value-type="string">
            <text:p text:style-name="P44">[client.reg_card]</text:p>
          </table:table-cell>
        </table:table-row>
        <table:table-row table:style-name="Table1.13">
          <table:table-cell table:style-name="Table1.A14" office:value-type="string">
            <text:p text:style-name="P22">Регистрационный знак</text:p>
          </table:table-cell>
          <table:table-cell table:style-name="Table1.B14" office:value-type="string">
            <text:p text:style-name="P19">[client.plate]</text:p>
          </table:table-cell>
        </table:table-row>
      </table:table>
      <text:p text:style-name="P40"><text:span text:style-name="T7">1.</text:span><text:span text:style-name="T15"> </text:span><text:span text:style-name="T17">Стоимость продаваемого автомобиля составляет </text:span><text:span text:style-name="T8">[client.price]</text:span><text:span text:style-name="T17"> руб. ( </text:span><text:span text:style-name="T18">[client.price_w]</text:span><text:span text:style-name="T17">) рублей.</text:span></text:p>
      <text:p text:style-name="P41"><text:span text:style-name="T15">2. Переход права собственности на продаваемый автомобиль от Собственника к </text:span><text:span text:style-name="T14">Покупателю</text:span><text:span text:style-name="T15">, а также передача автомобиля в фактическое владение Покупателя производится Продавцом после полной его оплаты. </text:span></text:p>
      <text:p text:style-name="P42">3. Собственник гарантирует, что на момент подписания настоящего договора продаваемый автомобиль никому не продан, не заложен, под арестом не состоит.</text:p>
      <text:p text:style-name="P42">4.Права и обязанности по настоящему договору возникают у Собственника и он несет ответственность за качество автомобиля, а также в случае его изъятия по решению суда у Покупателя по действительным требованиям третьих лиц.</text:p>
      <text:p text:style-name="P41"><text:span text:style-name="T14">5. Продавец </text:span><text:span text:style-name="T15">обязан передать </text:span><text:span text:style-name="T14">Покупателю</text:span><text:span text:style-name="T15"> автомобиль после выполнения последним всех пунктов, указанных в настоящем договоре.</text:span></text:p>
      <text:p text:style-name="P42">6.Договор вступает в силу с момента его подписания.</text:p>
      <text:p text:style-name="P42">7.Адреса и подписи сторон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Продавец</text:p>
            <text:p text:style-name="P5">[client.company_name]</text:p>
            <text:p text:style-name="P7">[client.company_name]</text:p>
            <text:p text:style-name="P7">[client.company_address]</text:p>
            <text:p text:style-name="P7">ИНН <text:s/>[client.company_inn]</text:p>
            <text:p text:style-name="P7">КПП [client.company_kpp]</text:p>
            <text:p text:style-name="P7">р/с [client.company_acc_n]</text:p>
            <text:p text:style-name="P7">к/с [client.company_corr_acc_n]</text:p>
            <text:p text:style-name="P7">БИК [client.company_bik]</text:p>
            <text:p text:style-name="P7">[client.company_bank_name]</text:p>
          </table:table-cell>
          <table:table-cell table:style-name="Table2.B1" office:value-type="string">
            <text:p text:style-name="P33">Покупатель</text:p>
            <text:p text:style-name="P34"><text:span text:style-name="T24">[client.buyer_full_name]</text:span><text:span text:style-name="T25"> </text:span></text:p>
            <text:p text:style-name="P10">Паспорт: <text:span text:style-name="T23">[client.passport_s]</text:span> № <text:span text:style-name="T23">[client.passport_n]</text:span></text:p>
            <text:p text:style-name="P37">Выдан: <text:span text:style-name="T23">[client.passport_i]</text:span></text:p>
            <text:p text:style-name="P37">Дата выдачи: <text:span text:style-name="T23">[client.passport_i_date]</text:span></text:p>
            <text:p text:style-name="P35">Адрес: <text:span text:style-name="T23">[client.issuer_address]</text:span></text:p>
          </table:table-cell>
        </table:table-row>
        <table:table-row table:style-name="Table2.2">
          <table:table-cell table:style-name="Table2.A2" office:value-type="string">
            <text:p text:style-name="P2">_____________________________/Кутанов А.А./</text:p>
          </table:table-cell>
          <table:table-cell table:style-name="Table2.B2" office:value-type="string">
            <text:p text:style-name="P36">____________________/ <text:span text:style-name="T23">[client.commisioner_bn]</text:span> /</text:p>
          </table:table-cell>
        </table:table-row>
      </table:table>
      <text:p text:style-name="P11"/>
      <text:p text:style-name="P13">Акт приема-передачи автомобиля</text:p>
      <text:p text:style-name="P11">к договору купли-продажи № <text:span text:style-name="T22">[client.id]</text:span> от <text:span text:style-name="T22">[client.doc_date]</text:span> г.</text:p>
      <text:p text:style-name="P8"><text:span text:style-name="T1">г. Владимир <text:tab/><text:tab/><text:tab/><text:tab/><text:tab/><text:tab/><text:tab/><text:tab/> <text:s text:c="7"/></text:span><text:span text:style-name="T2">[client.doc_date]</text:span><text:span text:style-name="T1">г. <text:s text:c="35"/></text:span><text:span text:style-name="T7">Общество с ограниченной ответственностью «Авангард»</text:span><text:span text:style-name="T15">, в лице директора </text:span><text:span text:style-name="T6">Кутанова Андрея Александровича</text:span><text:span text:style-name="T15">, действующего на основании Устава,</text:span><text:span text:style-name="T7"> </text:span><text:span text:style-name="T15">именуемое в дальнейшем </text:span><text:span text:style-name="T7">«Продавец»,</text:span><text:span text:style-name="T15"> с одной стороны, передает, а</text:span><text:span text:style-name="T7"> </text:span><text:span text:style-name="T10">[client.buyer_full_name]</text:span><text:span text:style-name="T7"> </text:span><text:span text:style-name="T15">, именуемый в дальнейшем «</text:span><text:span text:style-name="T7">Покупатель»</text:span><text:span text:style-name="T15">, с другой стороны, </text:span><text:span text:style-name="T3">принимает следующий автомобиль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<text:span text:style-name="T12">Марка</text:span><text:span text:style-name="T11"> </text:span><text:span text:style-name="T12">автомобиля</text:span></text:p>
          </table:table-cell>
          <table:table-cell table:style-name="Table3.B1" office:value-type="string">
            <text:p text:style-name="P17">[client.car_model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Идентификационный</text:span><text:span text:style-name="T11"> </text:span><text:span text:style-name="T12">номер</text:span><text:span text:style-name="T11"> </text:span><text:span text:style-name="T12">(</text:span><text:span text:style-name="T16">VIN</text:span><text:span text:style-name="T12">)</text:span></text:p>
          </table:table-cell>
          <table:table-cell table:style-name="Table3.B1" office:value-type="string">
            <text:p text:style-name="P17">[client.car_vin]</text:p>
          </table:table-cell>
        </table:table-row>
        <table:table-row table:style-name="Table3.1">
          <table:table-cell table:style-name="Table3.A1" office:value-type="string">
            <text:p text:style-name="P21">Тип</text:p>
          </table:table-cell>
          <table:table-cell table:style-name="Table3.B1" office:value-type="string">
            <text:p text:style-name="P18">[client.car_body_type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Год</text:span><text:span text:style-name="T11"> </text:span><text:span text:style-name="T12">выпуска</text:span></text:p>
          </table:table-cell>
          <table:table-cell table:style-name="Table3.B1" office:value-type="string">
            <text:p text:style-name="P18">[client.car_year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Двигатель</text:span><text:span text:style-name="T11"> №</text:span></text:p>
          </table:table-cell>
          <table:table-cell table:style-name="Table3.B1" office:value-type="string">
            <text:p text:style-name="P29">[client.car_engine_number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Шасси</text:span><text:span text:style-name="T11"> №</text:span></text:p>
          </table:table-cell>
          <table:table-cell table:style-name="Table3.B1" office:value-type="string">
            <text:p text:style-name="P18">[client.car_chassis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Кузов</text:span><text:span text:style-name="T11"> №</text:span></text:p>
          </table:table-cell>
          <table:table-cell table:style-name="Table3.B1" office:value-type="string">
            <text:p text:style-name="P18">[client.car_body_number]</text:p>
          </table:table-cell>
        </table:table-row>
        <table:table-row table:style-name="Table3.1">
          <table:table-cell table:style-name="Table3.A1" office:value-type="string">
            <text:p text:style-name="P21">Цвет</text:p>
          </table:table-cell>
          <table:table-cell table:style-name="Table3.B1" office:value-type="string">
            <text:p text:style-name="P31">[client.car_color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Мощность</text:span><text:span text:style-name="T11"> </text:span><text:span text:style-name="T12">двигателя,</text:span><text:span text:style-name="T11"> </text:span><text:span text:style-name="T12">л.с.</text:span></text:p>
          </table:table-cell>
          <table:table-cell table:style-name="Table3.B1" office:value-type="string">
            <text:p text:style-name="P18">[client.car_HP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Рабочий</text:span><text:span text:style-name="T11"> </text:span><text:span text:style-name="T12">объем</text:span><text:span text:style-name="T11"> </text:span><text:span text:style-name="T12">двигателя,</text:span><text:span text:style-name="T11"> </text:span><text:span text:style-name="T12">см3</text:span></text:p>
          </table:table-cell>
          <table:table-cell table:style-name="Table3.B1" office:value-type="string">
            <text:p text:style-name="P18">[client.car_engine_volume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Паспорт</text:span><text:span text:style-name="T11"> </text:span><text:span text:style-name="T12">ТС</text:span><text:span text:style-name="T11"> </text:span><text:span text:style-name="T12">(серия,</text:span><text:span text:style-name="T11"> </text:span><text:span text:style-name="T12">номер)</text:span></text:p>
          </table:table-cell>
          <table:table-cell table:style-name="Table3.B1" office:value-type="string">
            <text:p text:style-name="P18">[client.car_PTS]</text:p>
          </table:table-cell>
        </table:table-row>
        <table:table-row table:style-name="Table3.1">
          <table:table-cell table:style-name="Table3.A1" office:value-type="string">
            <text:p text:style-name="P16"><text:span text:style-name="T12">Выдан</text:span><text:span text:style-name="T11"> </text:span></text:p>
          </table:table-cell>
          <table:table-cell table:style-name="Table3.B1" office:value-type="string">
            <text:p text:style-name="P18">[client.car_PTS_issuer] [client.car_PTS_issue_date]</text:p>
          </table:table-cell>
        </table:table-row>
        <table:table-row table:style-name="Table3.13">
          <table:table-cell table:style-name="Table3.A13" office:value-type="string">
            <text:p text:style-name="P22">Свидетельство о регистрации ТС</text:p>
          </table:table-cell>
          <table:table-cell table:style-name="Table3.B14" office:value-type="string">
            <text:p text:style-name="P19">[client.reg_card]</text:p>
          </table:table-cell>
        </table:table-row>
        <table:table-row table:style-name="Table3.13">
          <table:table-cell table:style-name="Table3.A14" office:value-type="string">
            <text:p text:style-name="P22">Регистрационный знак</text:p>
          </table:table-cell>
          <table:table-cell table:style-name="Table3.B14" office:value-type="string">
            <text:p text:style-name="P19">[client.plate]</text:p>
          </table:table-cell>
        </table:table-row>
      </table:table>
      <text:p text:style-name="P8"><text:span text:style-name="T5">Техническое состояние автомобиля удовлетворяет потребности покупателя. </text:span><text:span text:style-name="T1">Выбитые на шасси, кузове номерные знаки сверены в присутствии Сторон. Стороны претензий друг к другу не имеют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Продавец</text:p>
            <text:p text:style-name="P6">[client.company_name]</text:p>
            <text:p text:style-name="P23">[client.company_name]</text:p>
            <text:p text:style-name="P24">[client.company_address]</text:p>
            <text:p text:style-name="P26"><text:span text:style-name="T21">ИНН</text:span><text:span text:style-name="T19"> <text:s/></text:span><text:span text:style-name="T20">[client.company_inn]</text:span></text:p>
            <text:p text:style-name="P27"><text:span text:style-name="T21">КПП</text:span><text:span text:style-name="T19"> </text:span><text:span text:style-name="T20">[client.company_kpp]</text:span></text:p>
            <text:p text:style-name="P27"><text:span text:style-name="T21">р/с</text:span><text:span text:style-name="T19"> </text:span><text:span text:style-name="T20">[client.company_acc_n]</text:span></text:p>
            <text:p text:style-name="P27"><text:span text:style-name="T21">к/с</text:span><text:span text:style-name="T19"> </text:span><text:span text:style-name="T20">[client.company_corr_acc_n]</text:span></text:p>
            <text:p text:style-name="P27"><text:span text:style-name="T21">БИК</text:span><text:span text:style-name="T19"> </text:span><text:span text:style-name="T20">[client.company_bik]</text:span></text:p>
            <text:p text:style-name="P25">[client.company_bank_name]</text:p>
          </table:table-cell>
          <table:table-cell table:style-name="Table4.A1" office:value-type="string">
            <text:p text:style-name="P32">Покупатель:</text:p>
            <text:p text:style-name="P9"><text:span text:style-name="T4">[client.buyer_full_name]</text:span><text:span text:style-name="T3"> </text:span></text:p>
            <text:p text:style-name="P37">Паспорт: <text:span text:style-name="T23">[client.passport_s]</text:span> № <text:span text:style-name="T23">[client.passport_n]</text:span></text:p>
            <text:p text:style-name="P37">Выдан: <text:span text:style-name="T23">[client.passport_i]</text:span></text:p>
            <text:p text:style-name="P37">Дата выдачи: <text:span text:style-name="T23">[client.passport_i_date]</text:span></text:p>
            <text:p text:style-name="P35">Адрес: <text:span text:style-name="T23">[client.issuer_address]</text:span></text:p>
          </table:table-cell>
        </table:table-row>
        <table:table-row table:style-name="Table4.2">
          <table:table-cell table:style-name="Table4.A1" office:value-type="string">
            <text:p text:style-name="P20">_________________________________/ Кутанов А.А. /</text:p>
          </table:table-cell>
          <table:table-cell table:style-name="Table4.A1" office:value-type="string">
            <text:p text:style-name="P36">____________________/ <text:span text:style-name="T23">[client.commisioner_bn]</text:span> /</text:p>
          </table:table-cell>
        </table:table-row>
      </table:table>
      <text:p text:style-name="P8"/>
      <text:p text:style-name="P12"/>
      <text:p text:style-name="P12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Обычный1" style:family="paragraph">
      <style:paragraph-properties fo:orphans="2" fo:widows="2"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  <style:text-properties style:font-name-asian="Times New Roman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1736in" fo:margin-bottom="0.4256in" fo:margin-left="0.5909in" fo:margin-right="0.59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25T23:30:00</meta:creation-date>
    <dc:date>2013-11-18T13:14:04.508746142</dc:date>
    <meta:editing-cycles>29</meta:editing-cycles>
    <meta:editing-duration>PT42M26S</meta:editing-duration>
    <meta:generator>LibreOffice/4.1.2.3$Linux_X86_64 LibreOffice_project/410m0$Build-3</meta:generator>
    <meta:document-statistic meta:table-count="5" meta:image-count="0" meta:object-count="0" meta:page-count="2" meta:paragraph-count="110" meta:word-count="434" meta:character-count="4270" meta:non-whitespace-character-count="3886"/>
  </office:meta>
</office:document-meta>
</file>